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24.09pt"/>
    </style:style>
    <style:style style:name="co4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18.93pt" svg:y="0pt">
            <draw:object draw:notify-on-update-of-ranges="Sheet1.B6:Sheet1.B35 Sheet1.C5:Sheet1.C5 Sheet1.C6:Sheet1.C35 Sheet1.D5:Sheet1.D5 Sheet1.D6:Sheet1.D35 Sheet1.E5:Sheet1.E5 Sheet1.E6:Sheet1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94pt" svg:height="255.29pt" svg:x="1214.05pt" svg:y="1.28pt">
            <draw:object draw:notify-on-update-of-ranges="Sheet1.B6:Sheet1.B35 Sheet1.F5:Sheet1.F5 Sheet1.F6:Sheet1.F35 Sheet1.G5:Sheet1.G5 Sheet1.G6:Sheet1.G35 Sheet1.H5:Sheet1.H5 Sheet1.H6:Sheet1.H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94pt" svg:height="255.29pt" svg:x="814.34pt" svg:y="491.05pt">
            <draw:object draw:notify-on-update-of-ranges="Sheet1.B6:Sheet1.B35 Sheet1.U5:Sheet1.U5 Sheet1.U6:Sheet1.U35 Sheet1.V5:Sheet1.V5 Sheet1.V6:Sheet1.V35 Sheet1.W5:Sheet1.W5 Sheet1.W6:Sheet1.W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453.94pt" svg:height="255.29pt" svg:x="807.85pt" svg:y="243.35pt">
            <draw:object draw:notify-on-update-of-ranges="Sheet1.B6:Sheet1.B35 Sheet1.L5:Sheet1.L5 Sheet1.L6:Sheet1.L35 Sheet1.M5:Sheet1.M5 Sheet1.M6:Sheet1.M35 Sheet1.N5:Sheet1.N5 Sheet1.N6:Sheet1.N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453.94pt" svg:height="255.29pt" svg:x="1607.24pt" svg:y="3.83pt">
            <draw:object draw:notify-on-update-of-ranges="Sheet1.B6:Sheet1.B35 Sheet1.I5:Sheet1.I5 Sheet1.I6:Sheet1.I35 Sheet1.J5:Sheet1.J5 Sheet1.J6:Sheet1.J35 Sheet1.K5:Sheet1.K5 Sheet1.K6:Sheet1.K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453.94pt" svg:height="255.29pt" svg:x="1213.31pt" svg:y="243.13pt">
            <draw:object draw:notify-on-update-of-ranges="Sheet1.B6:Sheet1.B35 Sheet1.O5:Sheet1.O5 Sheet1.O6:Sheet1.O35 Sheet1.P5:Sheet1.P5 Sheet1.P6:Sheet1.P35 Sheet1.Q5:Sheet1.Q5 Sheet1.Q6:Sheet1.Q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453.94pt" svg:height="255.29pt" svg:x="1617.22pt" svg:y="246.5pt">
            <draw:object draw:notify-on-update-of-ranges="Sheet1.B6:Sheet1.B35 Sheet1.R5:Sheet1.R5 Sheet1.R6:Sheet1.R35 Sheet1.S5:Sheet1.S5 Sheet1.S6:Sheet1.S35 Sheet1.T5:Sheet1.T5 Sheet1.T6:Sheet1.T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453.94pt" svg:height="255.29pt" svg:x="1228.05pt" svg:y="489.86pt">
            <draw:object draw:notify-on-update-of-ranges="Sheet1.B6:Sheet1.B35 Sheet1.X5:Sheet1.X5 Sheet1.X6:Sheet1.X35 Sheet1.Y5:Sheet1.Y5 Sheet1.Y6:Sheet1.Y35 Sheet1.Z5:Sheet1.Z5 Sheet1.Z6:Sheet1.Z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1" draw:text-style-name="P1" svg:width="453.94pt" svg:height="255.29pt" svg:x="1621.36pt" svg:y="492.32pt">
            <draw:object draw:notify-on-update-of-ranges="Sheet1.B6:Sheet1.B35 Sheet1.AA5:Sheet1.AA5 Sheet1.AA6:Sheet1.AA35 Sheet1.AB5:Sheet1.AB5 Sheet1.AB6:Sheet1.AB35 Sheet1.AC5:Sheet1.AC5 Sheet1.AC6:Sheet1.A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9" draw:style-name="gr1" draw:text-style-name="P1" svg:width="452.89pt" svg:height="254.41pt" svg:x="352.57pt" svg:y="1031.19pt">
            <draw:object draw:notify-on-update-of-ranges="Sheet1.B6:Sheet1.B35 Sheet1.AC4:Sheet1.AC4 Sheet1.AC6:Sheet1.AC35 Sheet1.Z4:Sheet1.Z4 Sheet1.Z6:Sheet1.Z35 Sheet1.W4:Sheet1.W4 Sheet1.W6:Sheet1.W35 Sheet1.T4:Sheet1.T4 Sheet1.T6:Sheet1.T35 Sheet1.Q4:Sheet1.Q4 Sheet1.Q6:Sheet1.Q35 Sheet1.N4:Sheet1.N4 Sheet1.N6:Sheet1.N35 Sheet1.K4:Sheet1.K4 Sheet1.K6:Sheet1.K35 Sheet1.H4:Sheet1.H4 Sheet1.H6:Sheet1.H35 Sheet1.E4:Sheet1.E4 Sheet1.E6:Sheet1.E3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74pt" svg:height="254.41pt" svg:x="76.31pt" svg:y="763.99pt">
            <draw:object draw:notify-on-update-of-ranges="Sheet1.B6:Sheet1.B35 Sheet1.C4:Sheet1.C4 Sheet1.C6:Sheet1.C35 Sheet1.F4:Sheet1.F4 Sheet1.F6:Sheet1.F35 Sheet1.I4:Sheet1.I4 Sheet1.I6:Sheet1.I35 Sheet1.L4:Sheet1.L4 Sheet1.L6:Sheet1.L35 Sheet1.O4:Sheet1.O4 Sheet1.O6:Sheet1.O35 Sheet1.R4:Sheet1.R4 Sheet1.R6:Sheet1.R35 Sheet1.U4:Sheet1.U4 Sheet1.U6:Sheet1.U35 Sheet1.X4:Sheet1.X4 Sheet1.X6:Sheet1.X35 Sheet1.AA4:Sheet1.AA4 Sheet1.AA6:Sheet1.AA3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71pt" svg:height="254.41pt" svg:x="535.04pt" svg:y="765.61pt">
            <draw:object draw:notify-on-update-of-ranges="Sheet1.B6:Sheet1.B35 Sheet1.D4:Sheet1.D4 Sheet1.D6:Sheet1.D35 Sheet1.G4:Sheet1.G4 Sheet1.G6:Sheet1.G35 Sheet1.J4:Sheet1.J4 Sheet1.J6:Sheet1.J35 Sheet1.M4:Sheet1.M4 Sheet1.M6:Sheet1.M35 Sheet1.P4:Sheet1.P4 Sheet1.P6:Sheet1.P35 Sheet1.S4:Sheet1.S4 Sheet1.S6:Sheet1.S35 Sheet1.V4:Sheet1.V4 Sheet1.V6:Sheet1.V35 Sheet1.Y4:Sheet1.Y4 Sheet1.Y6:Sheet1.Y35 Sheet1.AB4:Sheet1.AB4 Sheet1.AB6:Sheet1.AB3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910.77pt" svg:height="457.6pt" svg:x="1033.57pt" svg:y="799.17pt">
            <draw:object draw:notify-on-update-of-ranges="Sheet1.B6:Sheet1.B35 Sheet1.E6:Sheet1.E3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table:style-name="ce1"/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5" calcext:value-type="float">
            <text:p>5</text:p>
          </table:table-cell>
          <table:table-cell table:formula="of:=[.C4]" office:value-type="float" office:value="5" calcext:value-type="float">
            <text:p>5</text:p>
          </table:table-cell>
          <table:table-cell table:formula="of:=[.D4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]" office:value-type="float" office:value="6" calcext:value-type="float">
            <text:p>6</text:p>
          </table:table-cell>
          <table:table-cell table:formula="of:=[.G4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I4]" office:value-type="float" office:value="7" calcext:value-type="float">
            <text:p>7</text:p>
          </table:table-cell>
          <table:table-cell table:formula="of:=[.J4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L4]" office:value-type="float" office:value="8" calcext:value-type="float">
            <text:p>8</text:p>
          </table:table-cell>
          <table:table-cell table:formula="of:=[.M4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O4]" office:value-type="float" office:value="9" calcext:value-type="float">
            <text:p>9</text:p>
          </table:table-cell>
          <table:table-cell table:formula="of:=[.P4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R4]" office:value-type="float" office:value="10" calcext:value-type="float">
            <text:p>10</text:p>
          </table:table-cell>
          <table:table-cell table:formula="of:=[.S4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U4]" office:value-type="float" office:value="11" calcext:value-type="float">
            <text:p>11</text:p>
          </table:table-cell>
          <table:table-cell table:formula="of:=[.V4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X4]" office:value-type="float" office:value="12" calcext:value-type="float">
            <text:p>12</text:p>
          </table:table-cell>
          <table:table-cell table:formula="of:=[.Y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AA4]" office:value-type="float" office:value="13" calcext:value-type="float">
            <text:p>13</text:p>
          </table:table-cell>
          <table:table-cell table:formula="of:=[.AB4]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2" draw:text-style-name="P1" svg:width="453.23pt" svg:height="255.23pt" svg:x="437.64pt" svg:y="231.17pt">
            <draw:object draw:notify-on-update-of-ranges="Sheet2.B5:Sheet2.B34 Sheet2.C5:Sheet2.C3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y</text:p>
          </table:table-cell>
          <table:table-cell office:value-type="string" calcext:value-type="string">
            <text:p>x*x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table:formula="of:=[.B5]*[.C5]" office:value-type="float" office:value="43736" calcext:value-type="float">
            <text:p>43736</text:p>
          </table:table-cell>
          <table:table-cell table:formula="of:=[.B5]*[.B5]" office:value-type="float" office:value="3952144" calcext:value-type="float">
            <text:p>3952144</text:p>
          </table:table-cell>
          <table:table-cell/>
          <table:table-cell office:value-type="string" calcext:value-type="string">
            <text:p>sum x</text:p>
          </table:table-cell>
          <table:table-cell table:formula="of:=SUM([.B5:.B34])" office:value-type="float" office:value="60075" calcext:value-type="float">
            <text:p>60075</text:p>
          </table:table-cell>
          <table:table-cell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49725" calcext:value-type="float">
            <text:p>49725</text:p>
          </table:table-cell>
          <table:table-cell table:formula="of:=[.B6]*[.B6]" office:value-type="float" office:value="3956121" calcext:value-type="float">
            <text:p>3956121</text:p>
          </table:table-cell>
          <table:table-cell/>
          <table:table-cell office:value-type="string" calcext:value-type="string">
            <text:p>sum y</text:p>
          </table:table-cell>
          <table:table-cell table:formula="of:=SUM([.C5:.C34])" office:value-type="float" office:value="895" calcext:value-type="float">
            <text:p>895</text:p>
          </table:table-cell>
          <table:table-cell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28" calcext:value-type="float">
            <text:p>28</text:p>
          </table:table-cell>
          <table:table-cell table:formula="of:=[.B7]*[.C7]" office:value-type="float" office:value="55720" calcext:value-type="float">
            <text:p>55720</text:p>
          </table:table-cell>
          <table:table-cell table:formula="of:=[.B7]*[.B7]" office:value-type="float" office:value="3960100" calcext:value-type="float">
            <text:p>3960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27" calcext:value-type="float">
            <text:p>27</text:p>
          </table:table-cell>
          <table:table-cell table:formula="of:=[.B8]*[.C8]" office:value-type="float" office:value="53757" calcext:value-type="float">
            <text:p>53757</text:p>
          </table:table-cell>
          <table:table-cell table:formula="of:=[.B8]*[.B8]" office:value-type="float" office:value="3964081" calcext:value-type="float">
            <text:p>3964081</text:p>
          </table:table-cell>
          <table:table-cell/>
          <table:table-cell office:value-type="string" calcext:value-type="string">
            <text:p>N</text:p>
          </table:table-cell>
          <table:table-cell table:formula="of:=COUNT([.B5:.B34])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37" calcext:value-type="float">
            <text:p>37</text:p>
          </table:table-cell>
          <table:table-cell table:formula="of:=[.B9]*[.C9]" office:value-type="float" office:value="73704" calcext:value-type="float">
            <text:p>73704</text:p>
          </table:table-cell>
          <table:table-cell table:formula="of:=[.B9]*[.B9]" office:value-type="float" office:value="3968064" calcext:value-type="float">
            <text:p>396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27" calcext:value-type="float">
            <text:p>27</text:p>
          </table:table-cell>
          <table:table-cell table:formula="of:=[.B10]*[.C10]" office:value-type="float" office:value="53811" calcext:value-type="float">
            <text:p>53811</text:p>
          </table:table-cell>
          <table:table-cell table:formula="of:=[.B10]*[.B10]" office:value-type="float" office:value="3972049" calcext:value-type="float">
            <text:p>3972049</text:p>
          </table:table-cell>
          <table:table-cell/>
          <table:table-cell office:value-type="string" calcext:value-type="string">
            <text:p>sum of x*y</text:p>
          </table:table-cell>
          <table:table-cell table:formula="of:=SUM([.D5:.D34])" office:value-type="float" office:value="1792622" calcext:value-type="float">
            <text:p>1792622</text:p>
          </table:table-cell>
          <table:table-cell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25" calcext:value-type="float">
            <text:p>25</text:p>
          </table:table-cell>
          <table:table-cell table:formula="of:=[.B11]*[.C11]" office:value-type="float" office:value="49850" calcext:value-type="float">
            <text:p>49850</text:p>
          </table:table-cell>
          <table:table-cell table:formula="of:=[.B11]*[.B11]" office:value-type="float" office:value="3976036" calcext:value-type="float">
            <text:p>3976036</text:p>
          </table:table-cell>
          <table:table-cell/>
          <table:table-cell office:value-type="string" calcext:value-type="string">
            <text:p>sum of x²</text:p>
          </table:table-cell>
          <table:table-cell table:formula="of:=SUM([.E5:.E34])" office:value-type="float" office:value="120302435" calcext:value-type="float">
            <text:p>120302435</text:p>
          </table:table-cell>
          <table:table-cell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30" calcext:value-type="float">
            <text:p>30</text:p>
          </table:table-cell>
          <table:table-cell table:formula="of:=[.B12]*[.C12]" office:value-type="float" office:value="59850" calcext:value-type="float">
            <text:p>59850</text:p>
          </table:table-cell>
          <table:table-cell table:formula="of:=[.B12]*[.B12]" office:value-type="float" office:value="3980025" calcext:value-type="float">
            <text:p>398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33" calcext:value-type="float">
            <text:p>33</text:p>
          </table:table-cell>
          <table:table-cell table:formula="of:=[.B13]*[.C13]" office:value-type="float" office:value="65868" calcext:value-type="float">
            <text:p>65868</text:p>
          </table:table-cell>
          <table:table-cell table:formula="of:=[.B13]*[.B13]" office:value-type="float" office:value="3984016" calcext:value-type="float">
            <text:p>398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31" calcext:value-type="float">
            <text:p>31</text:p>
          </table:table-cell>
          <table:table-cell table:formula="of:=[.B14]*[.C14]" office:value-type="float" office:value="61907" calcext:value-type="float">
            <text:p>61907</text:p>
          </table:table-cell>
          <table:table-cell table:formula="of:=[.B14]*[.B14]" office:value-type="float" office:value="3988009" calcext:value-type="float">
            <text:p>398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32" calcext:value-type="float">
            <text:p>32</text:p>
          </table:table-cell>
          <table:table-cell table:formula="of:=[.B15]*[.C15]" office:value-type="float" office:value="63936" calcext:value-type="float">
            <text:p>63936</text:p>
          </table:table-cell>
          <table:table-cell table:formula="of:=[.B15]*[.B15]" office:value-type="float" office:value="3992004" calcext:value-type="float">
            <text:p>3992004</text:p>
          </table:table-cell>
          <table:table-cell/>
          <table:table-cell office:value-type="string" calcext:value-type="string">
            <text:p>a*x+b</text:p>
          </table:table-cell>
          <table:table-cell office:value-type="string" calcext:value-type="string">
            <text:p>a=</text:p>
          </table:table-cell>
          <table:table-cell table:formula="of:=([.H8]*[.H10]-[.H5]*[.H6])/([.H8]*[.H10]-[.H5]*[.H5])" office:value-type="float" office:value="-0.00000324451859573472" calcext:value-type="float">
            <text:p>-3.24451859573472E-06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table:formula="of:=[.B16]*[.C16]" office:value-type="float" office:value="53973" calcext:value-type="float">
            <text:p>53973</text:p>
          </table:table-cell>
          <table:table-cell table:formula="of:=[.B16]*[.B16]" office:value-type="float" office:value="3996001" calcext:value-type="float">
            <text:p>3996001</text:p>
          </table:table-cell>
          <table:table-cell table:number-columns-repeated="2"/>
          <table:table-cell office:value-type="string" calcext:value-type="string">
            <text:p>b=</text:p>
          </table:table-cell>
          <table:table-cell table:formula="of:=([.H6]-[.I15]*[.H5])/[.H8]" office:value-type="float" office:value="29.8398304818213" calcext:value-type="float">
            <text:p>29.839830481821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formula="of:=[.B17]*[.C17]" office:value-type="float" office:value="56000" calcext:value-type="float">
            <text:p>56000</text:p>
          </table:table-cell>
          <table:table-cell table:formula="of:=[.B17]*[.B17]" office:value-type="float" office:value="4000000" calcext:value-type="float">
            <text:p>4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table:formula="of:=[.B18]*[.C18]" office:value-type="float" office:value="76038" calcext:value-type="float">
            <text:p>76038</text:p>
          </table:table-cell>
          <table:table-cell table:formula="of:=[.B18]*[.B18]" office:value-type="float" office:value="4004001" calcext:value-type="float">
            <text:p>4004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table:formula="of:=[.B19]*[.C19]" office:value-type="float" office:value="44044" calcext:value-type="float">
            <text:p>44044</text:p>
          </table:table-cell>
          <table:table-cell table:formula="of:=[.B19]*[.B19]" office:value-type="float" office:value="4008004" calcext:value-type="float">
            <text:p>400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35" calcext:value-type="float">
            <text:p>35</text:p>
          </table:table-cell>
          <table:table-cell table:formula="of:=[.B20]*[.C20]" office:value-type="float" office:value="70105" calcext:value-type="float">
            <text:p>70105</text:p>
          </table:table-cell>
          <table:table-cell table:formula="of:=[.B20]*[.B20]" office:value-type="float" office:value="4012009" calcext:value-type="float">
            <text:p>401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  <table:table-cell table:formula="of:=[.B21]*[.C21]" office:value-type="float" office:value="60120" calcext:value-type="float">
            <text:p>60120</text:p>
          </table:table-cell>
          <table:table-cell table:formula="of:=[.B21]*[.B21]" office:value-type="float" office:value="4016016" calcext:value-type="float">
            <text:p>4016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table:formula="of:=[.B22]*[.C22]" office:value-type="float" office:value="56140" calcext:value-type="float">
            <text:p>56140</text:p>
          </table:table-cell>
          <table:table-cell table:formula="of:=[.B22]*[.B22]" office:value-type="float" office:value="4020025" calcext:value-type="float">
            <text:p>402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table:formula="of:=[.B23]*[.C23]" office:value-type="float" office:value="66198" calcext:value-type="float">
            <text:p>66198</text:p>
          </table:table-cell>
          <table:table-cell table:formula="of:=[.B23]*[.B23]" office:value-type="float" office:value="4024036" calcext:value-type="float">
            <text:p>4024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table:formula="of:=[.B24]*[.C24]" office:value-type="float" office:value="58203" calcext:value-type="float">
            <text:p>58203</text:p>
          </table:table-cell>
          <table:table-cell table:formula="of:=[.B24]*[.B24]" office:value-type="float" office:value="4028049" calcext:value-type="float">
            <text:p>4028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table:formula="of:=[.B25]*[.C25]" office:value-type="float" office:value="48192" calcext:value-type="float">
            <text:p>48192</text:p>
          </table:table-cell>
          <table:table-cell table:formula="of:=[.B25]*[.B25]" office:value-type="float" office:value="4032064" calcext:value-type="float">
            <text:p>4032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table:formula="of:=[.B26]*[.C26]" office:value-type="float" office:value="50225" calcext:value-type="float">
            <text:p>50225</text:p>
          </table:table-cell>
          <table:table-cell table:formula="of:=[.B26]*[.B26]" office:value-type="float" office:value="4036081" calcext:value-type="float">
            <text:p>4036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table:formula="of:=[.B27]*[.C27]" office:value-type="float" office:value="68340" calcext:value-type="float">
            <text:p>68340</text:p>
          </table:table-cell>
          <table:table-cell table:formula="of:=[.B27]*[.B27]" office:value-type="float" office:value="4040100" calcext:value-type="float">
            <text:p>4040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table:formula="of:=[.B28]*[.C28]" office:value-type="float" office:value="62341" calcext:value-type="float">
            <text:p>62341</text:p>
          </table:table-cell>
          <table:table-cell table:formula="of:=[.B28]*[.B28]" office:value-type="float" office:value="4044121" calcext:value-type="float">
            <text:p>404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table:formula="of:=[.B29]*[.C29]" office:value-type="float" office:value="62372" calcext:value-type="float">
            <text:p>62372</text:p>
          </table:table-cell>
          <table:table-cell table:formula="of:=[.B29]*[.B29]" office:value-type="float" office:value="4048144" calcext:value-type="float">
            <text:p>4048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table:formula="of:=[.B30]*[.C30]" office:value-type="float" office:value="62403" calcext:value-type="float">
            <text:p>62403</text:p>
          </table:table-cell>
          <table:table-cell table:formula="of:=[.B30]*[.B30]" office:value-type="float" office:value="4052169" calcext:value-type="float">
            <text:p>4052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table:formula="of:=[.B31]*[.C31]" office:value-type="float" office:value="54378" calcext:value-type="float">
            <text:p>54378</text:p>
          </table:table-cell>
          <table:table-cell table:formula="of:=[.B31]*[.B31]" office:value-type="float" office:value="4056196" calcext:value-type="float">
            <text:p>4056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table:formula="of:=[.B32]*[.C32]" office:value-type="float" office:value="70525" calcext:value-type="float">
            <text:p>70525</text:p>
          </table:table-cell>
          <table:table-cell table:formula="of:=[.B32]*[.B32]" office:value-type="float" office:value="4060225" calcext:value-type="float">
            <text:p>4060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formula="of:=[.B33]*[.C33]" office:value-type="float" office:value="58464" calcext:value-type="float">
            <text:p>58464</text:p>
          </table:table-cell>
          <table:table-cell table:formula="of:=[.B33]*[.B33]" office:value-type="float" office:value="4064256" calcext:value-type="float">
            <text:p>4064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table:formula="of:=[.B34]*[.C34]" office:value-type="float" office:value="82697" calcext:value-type="float">
            <text:p>82697</text:p>
          </table:table-cell>
          <table:table-cell table:formula="of:=[.B34]*[.B34]" office:value-type="float" office:value="4068289" calcext:value-type="float">
            <text:p>40682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6:13:15.419758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5:41:12.513475383</meta:creation-date>
    <dc:date>2018-08-07T16:36:02.536494710</dc:date>
    <meta:editing-duration>PT15M1S</meta:editing-duration>
    <meta:editing-cycles>3</meta:editing-cycles>
    <meta:generator>LibreOffice/6.0.3.2$Linux_X86_64 LibreOffice_project/00m0$Build-2</meta:generator>
    <meta:document-statistic meta:table-count="2" meta:cell-count="103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798cm" svg:y="0.315cm" chart:style-name="ch2">
          <text:p>5</text:p>
        </chart:title>
        <chart:legend chart:legend-position="end" svg:x="14.1cm" svg:y="3.821cm" style:legend-expansion="high" chart:style-name="ch3"/>
        <chart:plot-area chart:style-name="ch4" table:cell-range-address="Sheet1.B5:Sheet1.E35" chart:data-source-has-labels="both" svg:x="0.32cm" svg:y="1.196cm" svg:width="13.46cm" svg:height="7.624cm">
          <chartooo:coordinate-region svg:x="0.958cm" svg:y="1.196cm" svg:width="12.822cm" svg:height="6.465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35" chart:label-cell-address="Sheet1.C5:Sheet1.C5" chart:class="chart:line">
            <chart:data-point chart:repeated="30"/>
          </chart:series>
          <chart:series chart:style-name="ch8" chart:values-cell-range-address="Sheet1.D6:Sheet1.D35" chart:label-cell-address="Sheet1.D5:Sheet1.D5" chart:class="chart:line">
            <chart:data-point chart:repeated="30"/>
          </chart:series>
          <chart:series chart:style-name="ch9" chart:values-cell-range-address="Sheet1.E6:Sheet1.E35" chart:label-cell-address="Sheet1.E5:Sheet1.E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C5:Sheet1.C5</svg:desc>
                </draw:g>
              </table:table-cell>
              <table:table-cell office:value-type="string">
                <text:p>neg</text:p>
                <draw:g>
                  <svg:desc>Sheet1.D5:Sheet1.D5</svg:desc>
                </draw:g>
              </table:table-cell>
              <table:table-cell office:value-type="string">
                <text:p>tot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15">
                <text:p>15</text:p>
                <draw:g>
                  <svg:desc>Sheet1.C6:Sheet1.C35</svg:desc>
                </draw:g>
              </table:table-cell>
              <table:table-cell office:value-type="float" office:value="7">
                <text:p>7</text:p>
                <draw:g>
                  <svg:desc>Sheet1.D6:Sheet1.D35</svg:desc>
                </draw:g>
              </table:table-cell>
              <table:table-cell office:value-type="float" office:value="22">
                <text:p>22</text:p>
                <draw:g>
                  <svg:desc>Sheet1.E6:Sheet1.E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8cm" svg:height="8.976cm" xlink:href=".." xlink:type="simple" chart:class="chart:line" chart:column-mapping="8 7 6 5 4 3 2 1 0" chart:style-name="ch1">
        <chart:title svg:x="7.416cm" svg:y="0.314cm" chart:style-name="ch2">
          <text:p>Total</text:p>
        </chart:title>
        <chart:legend chart:legend-position="end" svg:x="14.264cm" svg:y="2.552cm" style:legend-expansion="high" chart:style-name="ch3"/>
        <chart:plot-area chart:style-name="ch4" table:cell-range-address="Sheet1.B6:Sheet1.B35 Sheet1.AC4:Sheet1.AC4 Sheet1.AC6:Sheet1.AC35 Sheet1.Z4:Sheet1.Z4 Sheet1.Z6:Sheet1.Z35 Sheet1.W4:Sheet1.W4 Sheet1.W6:Sheet1.W35 Sheet1.T4:Sheet1.T4 Sheet1.T6:Sheet1.T35 Sheet1.Q4:Sheet1.Q4 Sheet1.Q6:Sheet1.Q35 Sheet1.N4:Sheet1.N4 Sheet1.N6:Sheet1.N35 Sheet1.K4:Sheet1.K4 Sheet1.K6:Sheet1.K35 Sheet1.H4:Sheet1.H4 Sheet1.H6:Sheet1.H35 Sheet1.E4:Sheet1.E4 Sheet1.E6:Sheet1.E35" chart:data-source-has-labels="both" svg:x="0.319cm" svg:y="1.194cm" svg:width="13.626cm" svg:height="7.603cm">
          <chartooo:coordinate-region svg:x="0.957cm" svg:y="1.194cm" svg:width="12.988cm" svg:height="6.444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6:Sheet1.AC35" chart:label-cell-address="Sheet1.AC4:Sheet1.AC4" chart:class="chart:line">
            <chart:data-point chart:repeated="30"/>
          </chart:series>
          <chart:series chart:style-name="ch8" chart:values-cell-range-address="Sheet1.Z6:Sheet1.Z35" chart:label-cell-address="Sheet1.Z4:Sheet1.Z4" chart:class="chart:line">
            <chart:data-point chart:repeated="30"/>
          </chart:series>
          <chart:series chart:style-name="ch9" chart:values-cell-range-address="Sheet1.W6:Sheet1.W35" chart:label-cell-address="Sheet1.W4:Sheet1.W4" chart:class="chart:line">
            <chart:data-point chart:repeated="30"/>
          </chart:series>
          <chart:series chart:style-name="ch10" chart:values-cell-range-address="Sheet1.T6:Sheet1.T35" chart:label-cell-address="Sheet1.T4:Sheet1.T4" chart:class="chart:line">
            <chart:data-point chart:repeated="30"/>
          </chart:series>
          <chart:series chart:style-name="ch11" chart:values-cell-range-address="Sheet1.Q6:Sheet1.Q35" chart:label-cell-address="Sheet1.Q4:Sheet1.Q4" chart:class="chart:line">
            <chart:data-point chart:repeated="30"/>
          </chart:series>
          <chart:series chart:style-name="ch12" chart:values-cell-range-address="Sheet1.N6:Sheet1.N35" chart:label-cell-address="Sheet1.N4:Sheet1.N4" chart:class="chart:line">
            <chart:data-point chart:repeated="30"/>
          </chart:series>
          <chart:series chart:style-name="ch13" chart:values-cell-range-address="Sheet1.K6:Sheet1.K35" chart:label-cell-address="Sheet1.K4:Sheet1.K4" chart:class="chart:line">
            <chart:data-point chart:repeated="30"/>
          </chart:series>
          <chart:series chart:style-name="ch14" chart:values-cell-range-address="Sheet1.H6:Sheet1.H35" chart:label-cell-address="Sheet1.H4:Sheet1.H4" chart:class="chart:line">
            <chart:data-point chart:repeated="30"/>
          </chart:series>
          <chart:series chart:style-name="ch15" chart:values-cell-range-address="Sheet1.E6:Sheet1.E35" chart:label-cell-address="Sheet1.E4:Sheet1.E4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</text:p>
                <draw:g>
                  <svg:desc>Sheet1.AC4:Sheet1.AC4</svg:desc>
                </draw:g>
              </table:table-cell>
              <table:table-cell office:value-type="string">
                <text:p>12</text:p>
                <draw:g>
                  <svg:desc>Sheet1.Z4:Sheet1.Z4</svg:desc>
                </draw:g>
              </table:table-cell>
              <table:table-cell office:value-type="string">
                <text:p>11</text:p>
                <draw:g>
                  <svg:desc>Sheet1.W4:Sheet1.W4</svg:desc>
                </draw:g>
              </table:table-cell>
              <table:table-cell office:value-type="string">
                <text:p>10</text:p>
                <draw:g>
                  <svg:desc>Sheet1.T4:Sheet1.T4</svg:desc>
                </draw:g>
              </table:table-cell>
              <table:table-cell office:value-type="string">
                <text:p>9</text:p>
                <draw:g>
                  <svg:desc>Sheet1.Q4:Sheet1.Q4</svg:desc>
                </draw:g>
              </table:table-cell>
              <table:table-cell office:value-type="string">
                <text:p>8</text:p>
                <draw:g>
                  <svg:desc>Sheet1.N4:Sheet1.N4</svg:desc>
                </draw:g>
              </table:table-cell>
              <table:table-cell office:value-type="string">
                <text:p>7</text:p>
                <draw:g>
                  <svg:desc>Sheet1.K4:Sheet1.K4</svg:desc>
                </draw:g>
              </table:table-cell>
              <table:table-cell office:value-type="string">
                <text:p>6</text:p>
                <draw:g>
                  <svg:desc>Sheet1.H4:Sheet1.H4</svg:desc>
                </draw:g>
              </table:table-cell>
              <table:table-cell office:value-type="string">
                <text:p>5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0">
                <text:p>0</text:p>
                <draw:g>
                  <svg:desc>Sheet1.AC6:Sheet1.AC35</svg:desc>
                </draw:g>
              </table:table-cell>
              <table:table-cell office:value-type="float" office:value="0">
                <text:p>0</text:p>
                <draw:g>
                  <svg:desc>Sheet1.Z6:Sheet1.Z35</svg:desc>
                </draw:g>
              </table:table-cell>
              <table:table-cell office:value-type="float" office:value="0">
                <text:p>0</text:p>
                <draw:g>
                  <svg:desc>Sheet1.W6:Sheet1.W35</svg:desc>
                </draw:g>
              </table:table-cell>
              <table:table-cell office:value-type="float" office:value="0">
                <text:p>0</text:p>
                <draw:g>
                  <svg:desc>Sheet1.T6:Sheet1.T35</svg:desc>
                </draw:g>
              </table:table-cell>
              <table:table-cell office:value-type="float" office:value="3">
                <text:p>3</text:p>
                <draw:g>
                  <svg:desc>Sheet1.Q6:Sheet1.Q35</svg:desc>
                </draw:g>
              </table:table-cell>
              <table:table-cell office:value-type="float" office:value="4">
                <text:p>4</text:p>
                <draw:g>
                  <svg:desc>Sheet1.N6:Sheet1.N35</svg:desc>
                </draw:g>
              </table:table-cell>
              <table:table-cell office:value-type="float" office:value="9">
                <text:p>9</text:p>
                <draw:g>
                  <svg:desc>Sheet1.K6:Sheet1.K35</svg:desc>
                </draw:g>
              </table:table-cell>
              <table:table-cell office:value-type="float" office:value="13">
                <text:p>13</text:p>
                <draw:g>
                  <svg:desc>Sheet1.H6:Sheet1.H35</svg:desc>
                </draw:g>
              </table:table-cell>
              <table:table-cell office:value-type="float" office:value="22">
                <text:p>22</text:p>
                <draw:g>
                  <svg:desc>Sheet1.E6:Sheet1.E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line" chart:style-name="ch1">
        <chart:title svg:x="7.537cm" svg:y="0.314cm" chart:style-name="ch2">
          <text:p>Pos</text:p>
        </chart:title>
        <chart:legend chart:legend-position="end" svg:x="14.294cm" svg:y="2.552cm" style:legend-expansion="high" chart:style-name="ch3"/>
        <chart:plot-area chart:style-name="ch4" table:cell-range-address="Sheet1.B6:Sheet1.C35 Sheet1.C4:Sheet1.C4 Sheet1.F4:Sheet1.F4 Sheet1.F6:Sheet1.F35 Sheet1.I4:Sheet1.I4 Sheet1.I6:Sheet1.I35 Sheet1.L4:Sheet1.L4 Sheet1.L6:Sheet1.L35 Sheet1.O4:Sheet1.O4 Sheet1.O6:Sheet1.O35 Sheet1.R4:Sheet1.R4 Sheet1.R6:Sheet1.R35 Sheet1.U4:Sheet1.U4 Sheet1.U6:Sheet1.U35 Sheet1.X4:Sheet1.X4 Sheet1.X6:Sheet1.X35 Sheet1.AA4:Sheet1.AA4 Sheet1.AA6:Sheet1.AA35" chart:data-source-has-labels="both" svg:x="0.32cm" svg:y="1.194cm" svg:width="13.654cm" svg:height="7.603cm">
          <chartooo:coordinate-region svg:x="0.958cm" svg:y="1.194cm" svg:width="13.016cm" svg:height="6.444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35" chart:label-cell-address="Sheet1.C4:Sheet1.C4" chart:class="chart:line">
            <chart:data-point chart:repeated="30"/>
          </chart:series>
          <chart:series chart:style-name="ch8" chart:values-cell-range-address="Sheet1.F6:Sheet1.F35" chart:label-cell-address="Sheet1.F4:Sheet1.F4" chart:class="chart:line">
            <chart:data-point chart:repeated="30"/>
          </chart:series>
          <chart:series chart:style-name="ch9" chart:values-cell-range-address="Sheet1.I6:Sheet1.I35" chart:label-cell-address="Sheet1.I4:Sheet1.I4" chart:class="chart:line">
            <chart:data-point chart:repeated="30"/>
          </chart:series>
          <chart:series chart:style-name="ch10" chart:values-cell-range-address="Sheet1.L6:Sheet1.L35" chart:label-cell-address="Sheet1.L4:Sheet1.L4" chart:class="chart:line">
            <chart:data-point chart:repeated="30"/>
          </chart:series>
          <chart:series chart:style-name="ch11" chart:values-cell-range-address="Sheet1.O6:Sheet1.O35" chart:label-cell-address="Sheet1.O4:Sheet1.O4" chart:class="chart:line">
            <chart:data-point chart:repeated="30"/>
          </chart:series>
          <chart:series chart:style-name="ch12" chart:values-cell-range-address="Sheet1.R6:Sheet1.R35" chart:label-cell-address="Sheet1.R4:Sheet1.R4" chart:class="chart:line">
            <chart:data-point chart:repeated="30"/>
          </chart:series>
          <chart:series chart:style-name="ch13" chart:values-cell-range-address="Sheet1.U6:Sheet1.U35" chart:label-cell-address="Sheet1.U4:Sheet1.U4" chart:class="chart:line">
            <chart:data-point chart:repeated="30"/>
          </chart:series>
          <chart:series chart:style-name="ch14" chart:values-cell-range-address="Sheet1.X6:Sheet1.X35" chart:label-cell-address="Sheet1.X4:Sheet1.X4" chart:class="chart:line">
            <chart:data-point chart:repeated="30"/>
          </chart:series>
          <chart:series chart:style-name="ch15" chart:values-cell-range-address="Sheet1.AA6:Sheet1.AA35" chart:label-cell-address="Sheet1.AA4:Sheet1.AA4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C4:Sheet1.C4</svg:desc>
                </draw:g>
              </table:table-cell>
              <table:table-cell office:value-type="string">
                <text:p>6</text:p>
                <draw:g>
                  <svg:desc>Sheet1.F4:Sheet1.F4</svg:desc>
                </draw:g>
              </table:table-cell>
              <table:table-cell office:value-type="string">
                <text:p>7</text:p>
                <draw:g>
                  <svg:desc>Sheet1.I4:Sheet1.I4</svg:desc>
                </draw:g>
              </table:table-cell>
              <table:table-cell office:value-type="string">
                <text:p>8</text:p>
                <draw:g>
                  <svg:desc>Sheet1.L4:Sheet1.L4</svg:desc>
                </draw:g>
              </table:table-cell>
              <table:table-cell office:value-type="string">
                <text:p>9</text:p>
                <draw:g>
                  <svg:desc>Sheet1.O4:Sheet1.O4</svg:desc>
                </draw:g>
              </table:table-cell>
              <table:table-cell office:value-type="string">
                <text:p>10</text:p>
                <draw:g>
                  <svg:desc>Sheet1.R4:Sheet1.R4</svg:desc>
                </draw:g>
              </table:table-cell>
              <table:table-cell office:value-type="string">
                <text:p>11</text:p>
                <draw:g>
                  <svg:desc>Sheet1.U4:Sheet1.U4</svg:desc>
                </draw:g>
              </table:table-cell>
              <table:table-cell office:value-type="string">
                <text:p>12</text:p>
                <draw:g>
                  <svg:desc>Sheet1.X4:Sheet1.X4</svg:desc>
                </draw:g>
              </table:table-cell>
              <table:table-cell office:value-type="string">
                <text:p>13</text:p>
                <draw:g>
                  <svg:desc>Sheet1.AA4:Sheet1.AA4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15">
                <text:p>15</text:p>
                <draw:g>
                  <svg:desc>Sheet1.C6:Sheet1.C35</svg:desc>
                </draw:g>
              </table:table-cell>
              <table:table-cell office:value-type="float" office:value="10">
                <text:p>10</text:p>
                <draw:g>
                  <svg:desc>Sheet1.F6:Sheet1.F35</svg:desc>
                </draw:g>
              </table:table-cell>
              <table:table-cell office:value-type="float" office:value="8">
                <text:p>8</text:p>
                <draw:g>
                  <svg:desc>Sheet1.I6:Sheet1.I35</svg:desc>
                </draw:g>
              </table:table-cell>
              <table:table-cell office:value-type="float" office:value="3">
                <text:p>3</text:p>
                <draw:g>
                  <svg:desc>Sheet1.L6:Sheet1.L35</svg:desc>
                </draw:g>
              </table:table-cell>
              <table:table-cell office:value-type="float" office:value="2">
                <text:p>2</text:p>
                <draw:g>
                  <svg:desc>Sheet1.O6:Sheet1.O35</svg:desc>
                </draw:g>
              </table:table-cell>
              <table:table-cell office:value-type="float" office:value="0">
                <text:p>0</text:p>
                <draw:g>
                  <svg:desc>Sheet1.R6:Sheet1.R35</svg:desc>
                </draw:g>
              </table:table-cell>
              <table:table-cell office:value-type="float" office:value="0">
                <text:p>0</text:p>
                <draw:g>
                  <svg:desc>Sheet1.U6:Sheet1.U35</svg:desc>
                </draw:g>
              </table:table-cell>
              <table:table-cell office:value-type="float" office:value="0">
                <text:p>0</text:p>
                <draw:g>
                  <svg:desc>Sheet1.X6:Sheet1.X35</svg:desc>
                </draw:g>
              </table:table-cell>
              <table:table-cell office:value-type="float" office:value="0">
                <text:p>0</text:p>
                <draw:g>
                  <svg:desc>Sheet1.AA6:Sheet1.AA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7cm" svg:height="8.976cm" xlink:href=".." xlink:type="simple" chart:class="chart:line" chart:style-name="ch1">
        <chart:title svg:x="7.523cm" svg:y="0.314cm" chart:style-name="ch2">
          <text:p>Neg</text:p>
        </chart:title>
        <chart:legend chart:legend-position="end" svg:x="14.293cm" svg:y="2.552cm" style:legend-expansion="high" chart:style-name="ch3"/>
        <chart:plot-area chart:style-name="ch4" table:cell-range-address="Sheet1.B6:Sheet1.B35 Sheet1.D4:Sheet1.D4 Sheet1.D6:Sheet1.D35 Sheet1.G4:Sheet1.G4 Sheet1.G6:Sheet1.G35 Sheet1.J4:Sheet1.J4 Sheet1.J6:Sheet1.J35 Sheet1.M4:Sheet1.M4 Sheet1.M6:Sheet1.M35 Sheet1.P4:Sheet1.P4 Sheet1.P6:Sheet1.P35 Sheet1.S4:Sheet1.S4 Sheet1.S6:Sheet1.S35 Sheet1.V4:Sheet1.V4 Sheet1.V6:Sheet1.V35 Sheet1.Y4:Sheet1.Y4 Sheet1.Y6:Sheet1.Y35 Sheet1.AB4:Sheet1.AB4 Sheet1.AB6:Sheet1.AB35" chart:data-source-has-labels="both" svg:x="0.32cm" svg:y="1.194cm" svg:width="13.653cm" svg:height="7.603cm">
          <chartooo:coordinate-region svg:x="0.958cm" svg:y="1.194cm" svg:width="13.015cm" svg:height="6.444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35" chart:label-cell-address="Sheet1.D4:Sheet1.D4" chart:class="chart:line">
            <chart:data-point chart:repeated="30"/>
          </chart:series>
          <chart:series chart:style-name="ch8" chart:values-cell-range-address="Sheet1.G6:Sheet1.G35" chart:label-cell-address="Sheet1.G4:Sheet1.G4" chart:class="chart:line">
            <chart:data-point chart:repeated="30"/>
          </chart:series>
          <chart:series chart:style-name="ch9" chart:values-cell-range-address="Sheet1.J6:Sheet1.J35" chart:label-cell-address="Sheet1.J4:Sheet1.J4" chart:class="chart:line">
            <chart:data-point chart:repeated="30"/>
          </chart:series>
          <chart:series chart:style-name="ch10" chart:values-cell-range-address="Sheet1.M6:Sheet1.M35" chart:label-cell-address="Sheet1.M4:Sheet1.M4" chart:class="chart:line">
            <chart:data-point chart:repeated="30"/>
          </chart:series>
          <chart:series chart:style-name="ch11" chart:values-cell-range-address="Sheet1.P6:Sheet1.P35" chart:label-cell-address="Sheet1.P4:Sheet1.P4" chart:class="chart:line">
            <chart:data-point chart:repeated="30"/>
          </chart:series>
          <chart:series chart:style-name="ch12" chart:values-cell-range-address="Sheet1.S6:Sheet1.S35" chart:label-cell-address="Sheet1.S4:Sheet1.S4" chart:class="chart:line">
            <chart:data-point chart:repeated="30"/>
          </chart:series>
          <chart:series chart:style-name="ch13" chart:values-cell-range-address="Sheet1.V6:Sheet1.V35" chart:label-cell-address="Sheet1.V4:Sheet1.V4" chart:class="chart:line">
            <chart:data-point chart:repeated="30"/>
          </chart:series>
          <chart:series chart:style-name="ch14" chart:values-cell-range-address="Sheet1.Y6:Sheet1.Y35" chart:label-cell-address="Sheet1.Y4:Sheet1.Y4" chart:class="chart:line">
            <chart:data-point chart:repeated="30"/>
          </chart:series>
          <chart:series chart:style-name="ch15" chart:values-cell-range-address="Sheet1.AB6:Sheet1.AB35" chart:label-cell-address="Sheet1.AB4:Sheet1.AB4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D4:Sheet1.D4</svg:desc>
                </draw:g>
              </table:table-cell>
              <table:table-cell office:value-type="string">
                <text:p>6</text:p>
                <draw:g>
                  <svg:desc>Sheet1.G4:Sheet1.G4</svg:desc>
                </draw:g>
              </table:table-cell>
              <table:table-cell office:value-type="string">
                <text:p>7</text:p>
                <draw:g>
                  <svg:desc>Sheet1.J4:Sheet1.J4</svg:desc>
                </draw:g>
              </table:table-cell>
              <table:table-cell office:value-type="string">
                <text:p>8</text:p>
                <draw:g>
                  <svg:desc>Sheet1.M4:Sheet1.M4</svg:desc>
                </draw:g>
              </table:table-cell>
              <table:table-cell office:value-type="string">
                <text:p>9</text:p>
                <draw:g>
                  <svg:desc>Sheet1.P4:Sheet1.P4</svg:desc>
                </draw:g>
              </table:table-cell>
              <table:table-cell office:value-type="string">
                <text:p>10</text:p>
                <draw:g>
                  <svg:desc>Sheet1.S4:Sheet1.S4</svg:desc>
                </draw:g>
              </table:table-cell>
              <table:table-cell office:value-type="string">
                <text:p>11</text:p>
                <draw:g>
                  <svg:desc>Sheet1.V4:Sheet1.V4</svg:desc>
                </draw:g>
              </table:table-cell>
              <table:table-cell office:value-type="string">
                <text:p>12</text:p>
                <draw:g>
                  <svg:desc>Sheet1.Y4:Sheet1.Y4</svg:desc>
                </draw:g>
              </table:table-cell>
              <table:table-cell office:value-type="string">
                <text:p>13</text:p>
                <draw:g>
                  <svg:desc>Sheet1.AB4:Sheet1.AB4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7">
                <text:p>7</text:p>
                <draw:g>
                  <svg:desc>Sheet1.D6:Sheet1.D35</svg:desc>
                </draw:g>
              </table:table-cell>
              <table:table-cell office:value-type="float" office:value="3">
                <text:p>3</text:p>
                <draw:g>
                  <svg:desc>Sheet1.G6:Sheet1.G35</svg:desc>
                </draw:g>
              </table:table-cell>
              <table:table-cell office:value-type="float" office:value="1">
                <text:p>1</text:p>
                <draw:g>
                  <svg:desc>Sheet1.J6:Sheet1.J35</svg:desc>
                </draw:g>
              </table:table-cell>
              <table:table-cell office:value-type="float" office:value="1">
                <text:p>1</text:p>
                <draw:g>
                  <svg:desc>Sheet1.M6:Sheet1.M35</svg:desc>
                </draw:g>
              </table:table-cell>
              <table:table-cell office:value-type="float" office:value="1">
                <text:p>1</text:p>
                <draw:g>
                  <svg:desc>Sheet1.P6:Sheet1.P35</svg:desc>
                </draw:g>
              </table:table-cell>
              <table:table-cell office:value-type="float" office:value="0">
                <text:p>0</text:p>
                <draw:g>
                  <svg:desc>Sheet1.S6:Sheet1.S35</svg:desc>
                </draw:g>
              </table:table-cell>
              <table:table-cell office:value-type="float" office:value="0">
                <text:p>0</text:p>
                <draw:g>
                  <svg:desc>Sheet1.V6:Sheet1.V35</svg:desc>
                </draw:g>
              </table:table-cell>
              <table:table-cell office:value-type="float" office:value="0">
                <text:p>0</text:p>
                <draw:g>
                  <svg:desc>Sheet1.Y6:Sheet1.Y35</svg:desc>
                </draw:g>
              </table:table-cell>
              <table:table-cell office:value-type="float" office:value="0">
                <text:p>0</text:p>
                <draw:g>
                  <svg:desc>Sheet1.AB6:Sheet1.AB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52cm" svg:stroke-color="#ed1c24" svg:stroke-opacity="85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31cm" svg:height="16.144cm" xlink:href=".." xlink:type="simple" chart:class="chart:line" chart:style-name="ch1">
        <chart:title svg:x="15.479cm" svg:y="0.457cm" chart:style-name="ch2">
          <text:p>5, tot</text:p>
        </chart:title>
        <chart:legend chart:legend-position="end" svg:x="28.035cm" svg:y="7.603cm" style:legend-expansion="high" chart:style-name="ch3"/>
        <chart:plot-area chart:style-name="ch4" table:cell-range-address="Sheet1.B6:Sheet1.B35 Sheet1.E6:Sheet1.E35" chart:data-source-has-labels="column" svg:x="0.642cm" svg:y="1.48cm" svg:width="26.751cm" svg:height="14.342cm">
          <chartooo:coordinate-region svg:x="1.263cm" svg:y="1.64cm" svg:width="25.758cm" svg:height="13.614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35" chart:class="chart:line">
            <chart:regression-curve chart:style-name="ch8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22">
                <text:p>22</text:p>
                <draw:g>
                  <svg:desc>Sheet1.E6:Sheet1.E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1.894cm" svg:y="4.033cm" style:legend-expansion="high" chart:style-name="ch2"/>
        <chart:plot-area chart:style-name="ch3" table:cell-range-address="Sheet2.B5:Sheet2.C34" chart:data-source-has-labels="column" svg:x="0.319cm" svg:y="0.18cm" svg:width="11.256cm" svg:height="8.645cm">
          <chartooo:coordinate-region svg:x="0.957cm" svg:y="0.18cm" svg:width="10.618cm" svg:height="7.486cm"/>
          <chart:axis chart:dimension="x" chart:name="primary-x" chart:style-name="ch4" chartooo:axis-type="auto">
            <chartooo:date-scale/>
            <chart:categories table:cell-range-address="Sheet2.B5:Sheet2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34" chart:class="chart:line">
            <chart:regression-curve chart:style-name="ch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2.B5:Sheet2.B34</svg:desc>
                </draw:g>
              </table:table-cell>
              <table:table-cell office:value-type="float" office:value="22">
                <text:p>22</text:p>
                <draw:g>
                  <svg:desc>Sheet2.C5:Sheet2.C34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686cm" svg:y="0.315cm" chart:style-name="ch2">
          <text:p>13</text:p>
        </chart:title>
        <chart:legend chart:legend-position="end" svg:x="14.115cm" svg:y="3.824cm" style:legend-expansion="high" chart:style-name="ch3"/>
        <chart:plot-area chart:style-name="ch4" table:cell-range-address="Sheet1.B6:Sheet1.B35 Sheet1.AA5:Sheet1.AC35" chart:data-source-has-labels="both" svg:x="0.32cm" svg:y="1.196cm" svg:width="13.475cm" svg:height="7.631cm">
          <chartooo:coordinate-region svg:x="1.047cm" svg:y="1.196cm" svg:width="12.748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A6:Sheet1.AA35" chart:label-cell-address="Sheet1.AA5:Sheet1.AA5" chart:class="chart:line">
            <chart:data-point chart:repeated="30"/>
          </chart:series>
          <chart:series chart:style-name="ch8" chart:values-cell-range-address="Sheet1.AB6:Sheet1.AB35" chart:label-cell-address="Sheet1.AB5:Sheet1.AB5" chart:class="chart:line">
            <chart:data-point chart:repeated="30"/>
          </chart:series>
          <chart:series chart:style-name="ch9" chart:values-cell-range-address="Sheet1.AC6:Sheet1.AC35" chart:label-cell-address="Sheet1.AC5:Sheet1.AC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AA5:Sheet1.AA5</svg:desc>
                </draw:g>
              </table:table-cell>
              <table:table-cell office:value-type="string">
                <text:p>neg</text:p>
                <draw:g>
                  <svg:desc>Sheet1.AB5:Sheet1.AB5</svg:desc>
                </draw:g>
              </table:table-cell>
              <table:table-cell office:value-type="string">
                <text:p>tot</text:p>
                <draw:g>
                  <svg:desc>Sheet1.AC5:Sheet1.AC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0">
                <text:p>0</text:p>
                <draw:g>
                  <svg:desc>Sheet1.AA6:Sheet1.AA35</svg:desc>
                </draw:g>
              </table:table-cell>
              <table:table-cell office:value-type="float" office:value="0">
                <text:p>0</text:p>
                <draw:g>
                  <svg:desc>Sheet1.AB6:Sheet1.AB35</svg:desc>
                </draw:g>
              </table:table-cell>
              <table:table-cell office:value-type="float" office:value="0">
                <text:p>0</text:p>
                <draw:g>
                  <svg:desc>Sheet1.AC6:Sheet1.AC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686cm" svg:y="0.315cm" chart:style-name="ch2">
          <text:p>12</text:p>
        </chart:title>
        <chart:legend chart:legend-position="end" svg:x="14.115cm" svg:y="3.824cm" style:legend-expansion="high" chart:style-name="ch3"/>
        <chart:plot-area chart:style-name="ch4" table:cell-range-address="Sheet1.B6:Sheet1.B35 Sheet1.X5:Sheet1.Z35" chart:data-source-has-labels="both" svg:x="0.32cm" svg:y="1.196cm" svg:width="13.475cm" svg:height="7.631cm">
          <chartooo:coordinate-region svg:x="1.047cm" svg:y="1.196cm" svg:width="12.748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6:Sheet1.X35" chart:label-cell-address="Sheet1.X5:Sheet1.X5" chart:class="chart:line">
            <chart:data-point chart:repeated="30"/>
          </chart:series>
          <chart:series chart:style-name="ch8" chart:values-cell-range-address="Sheet1.Y6:Sheet1.Y35" chart:label-cell-address="Sheet1.Y5:Sheet1.Y5" chart:class="chart:line">
            <chart:data-point chart:repeated="30"/>
          </chart:series>
          <chart:series chart:style-name="ch9" chart:values-cell-range-address="Sheet1.Z6:Sheet1.Z35" chart:label-cell-address="Sheet1.Z5:Sheet1.Z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X5:Sheet1.X5</svg:desc>
                </draw:g>
              </table:table-cell>
              <table:table-cell office:value-type="string">
                <text:p>neg</text:p>
                <draw:g>
                  <svg:desc>Sheet1.Y5:Sheet1.Y5</svg:desc>
                </draw:g>
              </table:table-cell>
              <table:table-cell office:value-type="string">
                <text:p>tot</text:p>
                <draw:g>
                  <svg:desc>Sheet1.Z5:Sheet1.Z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0">
                <text:p>0</text:p>
                <draw:g>
                  <svg:desc>Sheet1.X6:Sheet1.X35</svg:desc>
                </draw:g>
              </table:table-cell>
              <table:table-cell office:value-type="float" office:value="0">
                <text:p>0</text:p>
                <draw:g>
                  <svg:desc>Sheet1.Y6:Sheet1.Y35</svg:desc>
                </draw:g>
              </table:table-cell>
              <table:table-cell office:value-type="float" office:value="0">
                <text:p>0</text:p>
                <draw:g>
                  <svg:desc>Sheet1.Z6:Sheet1.Z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686cm" svg:y="0.315cm" chart:style-name="ch2">
          <text:p>10</text:p>
        </chart:title>
        <chart:legend chart:legend-position="end" svg:x="14.115cm" svg:y="3.824cm" style:legend-expansion="high" chart:style-name="ch3"/>
        <chart:plot-area chart:style-name="ch4" table:cell-range-address="Sheet1.B6:Sheet1.B35 Sheet1.R5:Sheet1.T35" chart:data-source-has-labels="both" svg:x="0.32cm" svg:y="1.196cm" svg:width="13.475cm" svg:height="7.631cm">
          <chartooo:coordinate-region svg:x="0.958cm" svg:y="1.196cm" svg:width="12.837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6:Sheet1.R35" chart:label-cell-address="Sheet1.R5:Sheet1.R5" chart:class="chart:line">
            <chart:data-point chart:repeated="30"/>
          </chart:series>
          <chart:series chart:style-name="ch8" chart:values-cell-range-address="Sheet1.S6:Sheet1.S35" chart:label-cell-address="Sheet1.S5:Sheet1.S5" chart:class="chart:line">
            <chart:data-point chart:repeated="30"/>
          </chart:series>
          <chart:series chart:style-name="ch9" chart:values-cell-range-address="Sheet1.T6:Sheet1.T35" chart:label-cell-address="Sheet1.T5:Sheet1.T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R5:Sheet1.R5</svg:desc>
                </draw:g>
              </table:table-cell>
              <table:table-cell office:value-type="string">
                <text:p>neg</text:p>
                <draw:g>
                  <svg:desc>Sheet1.S5:Sheet1.S5</svg:desc>
                </draw:g>
              </table:table-cell>
              <table:table-cell office:value-type="string">
                <text:p>tot</text:p>
                <draw:g>
                  <svg:desc>Sheet1.T5:Sheet1.T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0">
                <text:p>0</text:p>
                <draw:g>
                  <svg:desc>Sheet1.R6:Sheet1.R35</svg:desc>
                </draw:g>
              </table:table-cell>
              <table:table-cell office:value-type="float" office:value="0">
                <text:p>0</text:p>
                <draw:g>
                  <svg:desc>Sheet1.S6:Sheet1.S35</svg:desc>
                </draw:g>
              </table:table-cell>
              <table:table-cell office:value-type="float" office:value="0">
                <text:p>0</text:p>
                <draw:g>
                  <svg:desc>Sheet1.T6:Sheet1.T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805cm" svg:y="0.315cm" chart:style-name="ch2">
          <text:p>6</text:p>
        </chart:title>
        <chart:legend chart:legend-position="end" svg:x="14.115cm" svg:y="3.824cm" style:legend-expansion="high" chart:style-name="ch3"/>
        <chart:plot-area chart:style-name="ch4" table:cell-range-address="Sheet1.B6:Sheet1.B35 Sheet1.F5:Sheet1.H35" chart:data-source-has-labels="both" svg:x="0.32cm" svg:y="1.196cm" svg:width="13.475cm" svg:height="7.631cm">
          <chartooo:coordinate-region svg:x="0.958cm" svg:y="1.196cm" svg:width="12.837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35" chart:label-cell-address="Sheet1.F5:Sheet1.F5" chart:class="chart:line">
            <chart:data-point chart:repeated="30"/>
          </chart:series>
          <chart:series chart:style-name="ch8" chart:values-cell-range-address="Sheet1.G6:Sheet1.G35" chart:label-cell-address="Sheet1.G5:Sheet1.G5" chart:class="chart:line">
            <chart:data-point chart:repeated="30"/>
          </chart:series>
          <chart:series chart:style-name="ch9" chart:values-cell-range-address="Sheet1.H6:Sheet1.H35" chart:label-cell-address="Sheet1.H5:Sheet1.H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F5:Sheet1.F5</svg:desc>
                </draw:g>
              </table:table-cell>
              <table:table-cell office:value-type="string">
                <text:p>neg</text:p>
                <draw:g>
                  <svg:desc>Sheet1.G5:Sheet1.G5</svg:desc>
                </draw:g>
              </table:table-cell>
              <table:table-cell office:value-type="string">
                <text:p>tot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10">
                <text:p>10</text:p>
                <draw:g>
                  <svg:desc>Sheet1.F6:Sheet1.F35</svg:desc>
                </draw:g>
              </table:table-cell>
              <table:table-cell office:value-type="float" office:value="3">
                <text:p>3</text:p>
                <draw:g>
                  <svg:desc>Sheet1.G6:Sheet1.G35</svg:desc>
                </draw:g>
              </table:table-cell>
              <table:table-cell office:value-type="float" office:value="13">
                <text:p>13</text:p>
                <draw:g>
                  <svg:desc>Sheet1.H6:Sheet1.H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686cm" svg:y="0.315cm" chart:style-name="ch2">
          <text:p>11</text:p>
        </chart:title>
        <chart:legend chart:legend-position="end" svg:x="14.115cm" svg:y="3.824cm" style:legend-expansion="high" chart:style-name="ch3"/>
        <chart:plot-area chart:style-name="ch4" table:cell-range-address="Sheet1.B6:Sheet1.B35 Sheet1.U5:Sheet1.W35" chart:data-source-has-labels="both" svg:x="0.32cm" svg:y="1.196cm" svg:width="13.475cm" svg:height="7.631cm">
          <chartooo:coordinate-region svg:x="1.047cm" svg:y="1.196cm" svg:width="12.748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35" chart:label-cell-address="Sheet1.U5:Sheet1.U5" chart:class="chart:line">
            <chart:data-point chart:repeated="30"/>
          </chart:series>
          <chart:series chart:style-name="ch8" chart:values-cell-range-address="Sheet1.V6:Sheet1.V35" chart:label-cell-address="Sheet1.V5:Sheet1.V5" chart:class="chart:line">
            <chart:data-point chart:repeated="30"/>
          </chart:series>
          <chart:series chart:style-name="ch9" chart:values-cell-range-address="Sheet1.W6:Sheet1.W35" chart:label-cell-address="Sheet1.W5:Sheet1.W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U5:Sheet1.U5</svg:desc>
                </draw:g>
              </table:table-cell>
              <table:table-cell office:value-type="string">
                <text:p>neg</text:p>
                <draw:g>
                  <svg:desc>Sheet1.V5:Sheet1.V5</svg:desc>
                </draw:g>
              </table:table-cell>
              <table:table-cell office:value-type="string">
                <text:p>tot</text:p>
                <draw:g>
                  <svg:desc>Sheet1.W5:Sheet1.W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0">
                <text:p>0</text:p>
                <draw:g>
                  <svg:desc>Sheet1.U6:Sheet1.U35</svg:desc>
                </draw:g>
              </table:table-cell>
              <table:table-cell office:value-type="float" office:value="0">
                <text:p>0</text:p>
                <draw:g>
                  <svg:desc>Sheet1.V6:Sheet1.V35</svg:desc>
                </draw:g>
              </table:table-cell>
              <table:table-cell office:value-type="float" office:value="0">
                <text:p>0</text:p>
                <draw:g>
                  <svg:desc>Sheet1.W6:Sheet1.W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805cm" svg:y="0.315cm" chart:style-name="ch2">
          <text:p>9</text:p>
        </chart:title>
        <chart:legend chart:legend-position="end" svg:x="14.115cm" svg:y="3.824cm" style:legend-expansion="high" chart:style-name="ch3"/>
        <chart:plot-area chart:style-name="ch4" table:cell-range-address="Sheet1.B6:Sheet1.B35 Sheet1.O5:Sheet1.Q35" chart:data-source-has-labels="both" svg:x="0.32cm" svg:y="1.196cm" svg:width="13.475cm" svg:height="7.631cm">
          <chartooo:coordinate-region svg:x="0.958cm" svg:y="1.196cm" svg:width="12.837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6:Sheet1.O35" chart:label-cell-address="Sheet1.O5:Sheet1.O5" chart:class="chart:line">
            <chart:data-point chart:repeated="30"/>
          </chart:series>
          <chart:series chart:style-name="ch8" chart:values-cell-range-address="Sheet1.P6:Sheet1.P35" chart:label-cell-address="Sheet1.P5:Sheet1.P5" chart:class="chart:line">
            <chart:data-point chart:repeated="30"/>
          </chart:series>
          <chart:series chart:style-name="ch9" chart:values-cell-range-address="Sheet1.Q6:Sheet1.Q35" chart:label-cell-address="Sheet1.Q5:Sheet1.Q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O5:Sheet1.O5</svg:desc>
                </draw:g>
              </table:table-cell>
              <table:table-cell office:value-type="string">
                <text:p>neg</text:p>
                <draw:g>
                  <svg:desc>Sheet1.P5:Sheet1.P5</svg:desc>
                </draw:g>
              </table:table-cell>
              <table:table-cell office:value-type="string">
                <text:p>tot</text:p>
                <draw:g>
                  <svg:desc>Sheet1.Q5:Sheet1.Q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2">
                <text:p>2</text:p>
                <draw:g>
                  <svg:desc>Sheet1.O6:Sheet1.O35</svg:desc>
                </draw:g>
              </table:table-cell>
              <table:table-cell office:value-type="float" office:value="1">
                <text:p>1</text:p>
                <draw:g>
                  <svg:desc>Sheet1.P6:Sheet1.P35</svg:desc>
                </draw:g>
              </table:table-cell>
              <table:table-cell office:value-type="float" office:value="3">
                <text:p>3</text:p>
                <draw:g>
                  <svg:desc>Sheet1.Q6:Sheet1.Q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805cm" svg:y="0.315cm" chart:style-name="ch2">
          <text:p>8</text:p>
        </chart:title>
        <chart:legend chart:legend-position="end" svg:x="14.115cm" svg:y="3.824cm" style:legend-expansion="high" chart:style-name="ch3"/>
        <chart:plot-area chart:style-name="ch4" table:cell-range-address="Sheet1.B6:Sheet1.B35 Sheet1.L5:Sheet1.N35" chart:data-source-has-labels="both" svg:x="0.32cm" svg:y="1.196cm" svg:width="13.475cm" svg:height="7.631cm">
          <chartooo:coordinate-region svg:x="0.958cm" svg:y="1.196cm" svg:width="12.837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35" chart:label-cell-address="Sheet1.L5:Sheet1.L5" chart:class="chart:line">
            <chart:data-point chart:repeated="30"/>
          </chart:series>
          <chart:series chart:style-name="ch8" chart:values-cell-range-address="Sheet1.M6:Sheet1.M35" chart:label-cell-address="Sheet1.M5:Sheet1.M5" chart:class="chart:line">
            <chart:data-point chart:repeated="30"/>
          </chart:series>
          <chart:series chart:style-name="ch9" chart:values-cell-range-address="Sheet1.N6:Sheet1.N35" chart:label-cell-address="Sheet1.N5:Sheet1.N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L5:Sheet1.L5</svg:desc>
                </draw:g>
              </table:table-cell>
              <table:table-cell office:value-type="string">
                <text:p>neg</text:p>
                <draw:g>
                  <svg:desc>Sheet1.M5:Sheet1.M5</svg:desc>
                </draw:g>
              </table:table-cell>
              <table:table-cell office:value-type="string">
                <text:p>tot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3">
                <text:p>3</text:p>
                <draw:g>
                  <svg:desc>Sheet1.L6:Sheet1.L35</svg:desc>
                </draw:g>
              </table:table-cell>
              <table:table-cell office:value-type="float" office:value="1">
                <text:p>1</text:p>
                <draw:g>
                  <svg:desc>Sheet1.M6:Sheet1.M35</svg:desc>
                </draw:g>
              </table:table-cell>
              <table:table-cell office:value-type="float" office:value="4">
                <text:p>4</text:p>
                <draw:g>
                  <svg:desc>Sheet1.N6:Sheet1.N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7cm" xlink:href=".." xlink:type="simple" chart:class="chart:line" chart:style-name="ch1">
        <chart:title svg:x="7.805cm" svg:y="0.315cm" chart:style-name="ch2">
          <text:p>7</text:p>
        </chart:title>
        <chart:legend chart:legend-position="end" svg:x="14.115cm" svg:y="3.824cm" style:legend-expansion="high" chart:style-name="ch3"/>
        <chart:plot-area chart:style-name="ch4" table:cell-range-address="Sheet1.B6:Sheet1.B35 Sheet1.I5:Sheet1.K35" chart:data-source-has-labels="both" svg:x="0.32cm" svg:y="1.196cm" svg:width="13.475cm" svg:height="7.631cm">
          <chartooo:coordinate-region svg:x="0.958cm" svg:y="1.196cm" svg:width="12.837cm" svg:height="6.472cm"/>
          <chart:axis chart:dimension="x" chart:name="primary-x" chart:style-name="ch5" chartooo:axis-type="auto">
            <chartooo:date-scale/>
            <chart:categories table:cell-range-address="Sheet1.B6:Sheet1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6:Sheet1.I35" chart:label-cell-address="Sheet1.I5:Sheet1.I5" chart:class="chart:line">
            <chart:data-point chart:repeated="30"/>
          </chart:series>
          <chart:series chart:style-name="ch8" chart:values-cell-range-address="Sheet1.J6:Sheet1.J35" chart:label-cell-address="Sheet1.J5:Sheet1.J5" chart:class="chart:line">
            <chart:data-point chart:repeated="30"/>
          </chart:series>
          <chart:series chart:style-name="ch9" chart:values-cell-range-address="Sheet1.K6:Sheet1.K35" chart:label-cell-address="Sheet1.K5:Sheet1.K5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Sheet1.I5:Sheet1.I5</svg:desc>
                </draw:g>
              </table:table-cell>
              <table:table-cell office:value-type="string">
                <text:p>neg</text:p>
                <draw:g>
                  <svg:desc>Sheet1.J5:Sheet1.J5</svg:desc>
                </draw:g>
              </table:table-cell>
              <table:table-cell office:value-type="string">
                <text:p>tot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B6:Sheet1.B35</svg:desc>
                </draw:g>
              </table:table-cell>
              <table:table-cell office:value-type="float" office:value="8">
                <text:p>8</text:p>
                <draw:g>
                  <svg:desc>Sheet1.I6:Sheet1.I35</svg:desc>
                </draw:g>
              </table:table-cell>
              <table:table-cell office:value-type="float" office:value="1">
                <text:p>1</text:p>
                <draw:g>
                  <svg:desc>Sheet1.J6:Sheet1.J35</svg:desc>
                </draw:g>
              </table:table-cell>
              <table:table-cell office:value-type="float" office:value="9">
                <text:p>9</text:p>
                <draw:g>
                  <svg:desc>Sheet1.K6:Sheet1.K35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